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0C00000232295042074B904FEB.png" manifest:media-type="image/png"/>
  <manifest:file-entry manifest:full-path="Pictures/100002010000063500000357B295F2104279F42B.png" manifest:media-type="image/png"/>
  <manifest:file-entry manifest:full-path="Pictures/100002010000063A000002DE8E79299CF40F2BE0.png" manifest:media-type="image/png"/>
  <manifest:file-entry manifest:full-path="Pictures/1000020100000314000001538B4F134F77AFD8C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 there has been a theme at work lately, I’m starting to understand why.</text:p>
      <text:p text:style-name="Standard"/>
      <text:p text:style-name="Standard"/>
      <text:p text:style-name="Standard"/>
      <text:p text:style-name="Standard"/>
      <text:p text:style-name="Standard"><draw:frame draw:style-name="fr1" draw:name="image1.png" text:anchor-type="as-char" svg:width="6.5in" svg:height="2.7917in" draw:z-index="0"><draw:image xlink:href="Pictures/1000020100000314000001538B4F134F77AFD8C3.png" xlink:type="simple" xlink:show="embed" xlink:actuate="onLoad" loext:mime-type="image/png"/></draw:frame></text:p>
      <text:p text:style-name="Standard"/>
      <text:p text:style-name="Standard"><draw:frame draw:style-name="fr1" draw:name="image4.png" text:anchor-type="as-char" svg:width="6.5in" svg:height="3in" draw:z-index="0"><draw:image xlink:href="Pictures/100002010000063A000002DE8E79299CF40F2BE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3.png" text:anchor-type="as-char" svg:width="6.5in" svg:height="3.5in" draw:z-index="0"><draw:image xlink:href="Pictures/100002010000063500000357B295F2104279F42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.png" text:anchor-type="as-char" svg:width="6.5in" svg:height="2.361in" draw:z-index="0"><draw:image xlink:href="Pictures/100002010000060C00000232295042074B904FE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1" meta:paragraph-count="5" meta:word-count="14" meta:character-count="73" meta:non-whitespace-character-count="60"/>
    <meta:generator>LibreOfficeDev/6.0.5.2$Linux_X86_64 LibreOffice_project/</meta:generator>
  </office:meta>
</office:document-meta>
</file>